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styles.xml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application/binary" manifest:full-path="layout-cache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1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settings.xml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5.667cm" style:rel-column-width="21845*"/>
    </style:style>
    <style:style style:name="Tabell1.A1" style:family="table-cell">
      <style:table-cell-properties fo:padding="0.097cm" fo:border="none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8.5cm" style:rel-column-width="32767*"/>
    </style:style>
    <style:style style:name="Tabell2.B" style:family="table-column">
      <style:table-column-properties style:column-width="8.5cm" style:rel-column-width="32768*"/>
    </style:style>
    <style:style style:name="Tabell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rmodynamik</text:p>
      <text:p text:style-name="Standard"/>
      <table:table table:name="Tabell1" table:style-name="Tabell1">
        <table:table-column table:style-name="Tabell1.A" table:number-columns-repeated="3"/>
        <table:table-row>
          <table:table-cell table:style-name="Tabell1.A1" office:value-type="string">
            <text:p text:style-name="Table_20_Contents"><draw:frame draw:style-name="fr1" draw:name="Objekt1" text:anchor-type="as-char" svg:y="-0.572cm" svg:width="2.053cm" svg:height="0.893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1" draw:name="Objekt2" text:anchor-type="as-char" svg:y="-0.321cm" svg:width="2.893cm" svg:height="0.452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1" draw:name="Objekt12" text:anchor-type="as-char" svg:y="-0.52cm" svg:width="1.445cm" svg:height="0.841cm" draw:z-index="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ell1.A1" office:value-type="string">
            <text:p text:style-name="Table_20_Contents"><draw:frame draw:style-name="fr1" draw:name="Objekt13" text:anchor-type="as-char" svg:y="-0.314cm" svg:width="1.766cm" svg:height="0.404cm" draw:z-index="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1" draw:name="Objekt16" text:anchor-type="as-char" svg:y="-0.52cm" svg:width="1.436cm" svg:height="0.841cm" draw:z-index="4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1" draw:name="Objekt22" text:anchor-type="as-char" svg:y="-0.314cm" svg:width="1.614cm" svg:height="0.441cm" draw:z-index="5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ell1.A1" office:value-type="string">
            <text:p text:style-name="Table_20_Contents"><draw:frame draw:style-name="fr1" draw:name="Objekt23" text:anchor-type="as-char" svg:y="-0.314cm" svg:width="1.815cm" svg:height="0.404cm" draw:z-index="6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1" draw:name="Objekt24" text:anchor-type="as-char" svg:y="-0.572cm" svg:width="2.044cm" svg:height="0.94cm" draw:z-index="7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1" draw:name="Objekt25" text:anchor-type="as-char" svg:y="-0.584cm" svg:width="3.731cm" svg:height="0.894cm" draw:z-index="8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ell1.A1" office:value-type="string">
            <text:p text:style-name="Table_20_Contents"><draw:frame draw:style-name="fr1" draw:name="Objekt27" text:anchor-type="as-char" svg:y="-0.497cm" svg:width="4.473cm" svg:height="0.831cm" draw:z-index="9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1" draw:name="Objekt29" text:anchor-type="as-char" svg:y="-0.533cm" svg:width="1.946cm" svg:height="0.73cm" draw:z-index="10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1" draw:name="Objekt33" text:anchor-type="as-char" svg:y="-0.52cm" svg:width="2.321cm" svg:height="0.841cm" draw:z-index="3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ell1.A1" office:value-type="string">
            <text:p text:style-name="Table_20_Contents"><draw:frame draw:style-name="fr1" draw:name="Objekt34" text:anchor-type="as-char" svg:y="-0.52cm" svg:width="2.496cm" svg:height="0.834cm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1" draw:name="Objekt35" text:anchor-type="as-char" svg:y="-0.362cm" svg:width="3.2cm" svg:height="0.492cm" draw:z-index="3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1" draw:name="Objekt36" text:anchor-type="as-char" svg:y="-0.314cm" svg:width="3.156cm" svg:height="0.441cm" draw:z-index="3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>
          <table:table-cell table:style-name="Tabell1.A1" office:value-type="string">
            <text:p text:style-name="Table_20_Contents"><draw:frame draw:style-name="fr1" draw:name="Objekt37" text:anchor-type="as-char" svg:y="-0.572cm" svg:width="3.477cm" svg:height="0.9cm" draw:z-index="37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1" draw:name="Objekt38" text:anchor-type="as-char" svg:y="-0.584cm" svg:width="2.723cm" svg:height="0.894cm" draw:z-index="38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1" draw:name="Objekt40" text:anchor-type="as-char" svg:y="-0.314cm" svg:width="1.836cm" svg:height="0.402cm" draw:z-index="39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  <table:table-row>
          <table:table-cell table:style-name="Tabell1.A1" office:value-type="string">
            <text:p text:style-name="Table_20_Contents"><draw:frame draw:style-name="fr1" draw:name="Objekt41" text:anchor-type="as-char" svg:y="-0.552cm" svg:width="3.191cm" svg:height="0.873cm" draw:z-index="40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1" draw:name="Objekt42" text:anchor-type="as-char" svg:y="-0.52cm" svg:width="2.485cm" svg:height="0.841cm" draw:z-index="41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1" draw:name="Objekt43" text:anchor-type="as-char" svg:y="-0.519cm" svg:width="2.515cm" svg:height="0.834cm" draw:z-index="42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</table:table-row>
        <table:table-row>
          <table:table-cell table:style-name="Tabell1.A1" office:value-type="string">
            <text:p text:style-name="Table_20_Contents"><draw:frame draw:style-name="fr2" draw:name="Objekt44" text:anchor-type="as-char" svg:y="-0.52cm" svg:width="1.49cm" svg:height="0.841cm" draw:z-index="43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2" draw:name="Objekt45" text:anchor-type="as-char" svg:y="-0.52cm" svg:width="1.602cm" svg:height="0.893cm" draw:z-index="44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2" draw:name="Objekt46" text:anchor-type="as-char" svg:y="-0.314cm" svg:width="2cm" svg:height="0.39cm" draw:z-index="45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</table:table-row>
        <table:table-row>
          <table:table-cell table:style-name="Tabell1.A1" office:value-type="string">
            <text:p text:style-name="Table_20_Contents"><draw:frame draw:style-name="fr2" draw:name="Objekt47" text:anchor-type="as-char" svg:y="-0.52cm" svg:width="1.716cm" svg:height="0.841cm" draw:z-index="46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2" draw:name="Objekt48" text:anchor-type="as-char" svg:y="-0.52cm" svg:width="1.644cm" svg:height="0.841cm" draw:z-index="47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2" draw:name="Objekt49" text:anchor-type="as-char" svg:y="-0.52cm" svg:width="4.648cm" svg:height="0.893cm" draw:z-index="48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</table:table-row>
        <table:table-row>
          <table:table-cell table:style-name="Tabell1.A1" office:value-type="string">
            <text:p text:style-name="Table_20_Contents"><draw:frame draw:style-name="fr2" draw:name="Objekt50" text:anchor-type="as-char" svg:y="-0.54cm" svg:width="2.579cm" svg:height="0.783cm" draw:z-index="49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ell1.A1" office:value-type="string">
            <text:p text:style-name="Table_20_Contents"><draw:frame draw:style-name="fr2" draw:name="Objekt51" text:anchor-type="as-char" svg:y="-0.619cm" svg:width="4.477cm" svg:height="1.041cm" draw:z-index="50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Tabell1.A1" office:value-type="string">
            <text:p text:style-name="Table_20_Contents"/>
          </table:table-cell>
        </table:table-row>
      </table:table>
      <text:p text:style-name="Standard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Table_20_Contents"><draw:frame draw:style-name="fr1" draw:name="Objekt3" text:anchor-type="as-char" svg:y="-0.314cm" svg:width="0.831cm" svg:height="0.452cm" draw:z-index="11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l2.A1" office:value-type="string">
            <text:p text:style-name="Table_20_Contents">massa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4" text:anchor-type="as-char" svg:y="-0.314cm" svg:width="0.723cm" svg:height="0.709cm" draw:z-index="1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l2.A1" office:value-type="string">
            <text:p text:style-name="Table_20_Contents">hastighet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5" text:anchor-type="as-char" svg:y="-0.314cm" svg:width="0.804cm" svg:height="0.452cm" draw:z-index="13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ell2.A1" office:value-type="string">
            <text:p text:style-name="Table_20_Contents">kraft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6" text:anchor-type="as-char" svg:y="-0.314cm" svg:width="1.034cm" svg:height="0.452cm" draw:z-index="14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ell2.A1" office:value-type="string">
            <text:p text:style-name="Table_20_Contents">Kinetisk energi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7" text:anchor-type="as-char" svg:y="-0.314cm" svg:width="0.751cm" svg:height="0.452cm" draw:z-index="15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ell2.A1" office:value-type="string">
            <text:p text:style-name="Table_20_Contents">värmemängd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8" text:anchor-type="as-char" svg:y="-0.314cm" svg:width="0.766cm" svg:height="0.452cm" draw:z-index="1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ell2.A1" office:value-type="string">
            <text:p text:style-name="Table_20_Contents">temperatur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9" text:anchor-type="as-char" svg:y="-0.314cm" svg:width="1.027cm" svg:height="0.709cm" draw:z-index="1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ell2.A1" office:value-type="string">
            <text:p text:style-name="Table_20_Contents">Specifik värmekapacitet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10" text:anchor-type="as-char" svg:y="-0.314cm" svg:width="0.811cm" svg:height="0.452cm" draw:z-index="18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ell2.A1" office:value-type="string">
            <text:p text:style-name="Table_20_Contents">effekt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11" text:anchor-type="as-char" svg:y="-0.314cm" svg:width="1.686cm" svg:height="0.739cm" draw:z-index="19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ell2.A1" office:value-type="string">
            <text:p text:style-name="Table_20_Contents">tryck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14" text:anchor-type="as-char" svg:y="-0.189cm" svg:width="0.797cm" svg:height="0.612cm" draw:z-index="20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ell2.A1" office:value-type="string">
            <text:p text:style-name="Table_20_Contents">densitet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15" text:anchor-type="as-char" svg:y="-0.314cm" svg:width="0.776cm" svg:height="0.739cm" draw:z-index="21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ell2.A1" office:value-type="string">
            <text:p text:style-name="Table_20_Contents">tyngdaxeleration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17" text:anchor-type="as-char" svg:y="-0.314cm" svg:width="0.863cm" svg:height="0.709cm" draw:z-index="22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ell2.A1" office:value-type="string">
            <text:p text:style-name="Table_20_Contents">Specifik ångbildningsvärme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18" text:anchor-type="as-char" svg:y="-0.316cm" svg:width="0.91cm" svg:height="0.709cm" draw:z-index="23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ell2.A1" office:value-type="string">
            <text:p text:style-name="Table_20_Contents">Specifik smältvärme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19" text:anchor-type="as-char" svg:y="-0.183cm" svg:width="0.626cm" svg:height="0.319cm" draw:z-index="24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ell2.A1" office:value-type="string">
            <text:p text:style-name="Table_20_Contents">tid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20" text:anchor-type="as-char" svg:y="-0.314cm" svg:width="0.817cm" svg:height="0.482cm" draw:z-index="25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ell2.A1" office:value-type="string">
            <text:p text:style-name="Table_20_Contents">Area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21" text:anchor-type="as-char" svg:y="-0.249cm" svg:width="0.882cm" svg:height="0.644cm" draw:z-index="26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ell2.A1" office:value-type="string">
            <text:p text:style-name="Table_20_Contents">massflöde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26" text:anchor-type="as-char" svg:y="-0.314cm" svg:width="1.005cm" svg:height="0.452cm" draw:z-index="27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ell2.A1" office:value-type="string">
            <text:p text:style-name="Table_20_Contents">Total energi</text:p>
          </table:table-cell>
        </table:table-row>
        <text:soft-page-break/>
        <table:table-row>
          <table:table-cell table:style-name="Tabell2.A1" office:value-type="string">
            <text:p text:style-name="Table_20_Contents"><draw:frame draw:style-name="fr1" draw:name="Objekt28" text:anchor-type="as-char" svg:y="-0.178cm" svg:width="0.838cm" svg:height="0.601cm" draw:z-index="28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ell2.A1" office:value-type="string">
            <text:p text:style-name="Table_20_Contents">viskositet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30" text:anchor-type="as-char" svg:y="-0.314cm" svg:width="0.73cm" svg:height="0.452cm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ell2.A1" office:value-type="string">
            <text:p text:style-name="Table_20_Contents">diametern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31" text:anchor-type="as-char" svg:y="-0.314cm" svg:width="0.67cm" svg:height="0.452cm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ell2.A1" office:value-type="string">
            <text:p text:style-name="Table_20_Contents">radien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32" text:anchor-type="as-char" svg:y="-0.314cm" svg:width="0.628cm" svg:height="0.452cm" draw:z-index="3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ell2.A1" office:value-type="string">
            <text:p text:style-name="Table_20_Contents">djup</text:p>
          </table:table-cell>
        </table:table-row>
        <table:table-row>
          <table:table-cell table:style-name="Tabell2.A1" office:value-type="string">
            <text:p text:style-name="Table_20_Contents"><draw:frame draw:style-name="fr1" draw:name="Objekt39" text:anchor-type="as-char" svg:y="-0.183cm" svg:width="0.796cm" svg:height="0.577cm" draw:z-index="36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ell2.A1" office:value-type="string">
            <text:p text:style-name="Table_20_Contents">ytspänning</text:p>
          </table:table-cell>
        </table:table-row>
        <table:table-row>
          <table:table-cell table:style-name="Tabell2.A1" office:value-type="string">
            <text:p text:style-name="Table_20_Contents"><draw:frame draw:style-name="fr2" draw:name="Objekt52" text:anchor-type="as-char" svg:y="-0.314cm" svg:width="0.871cm" svg:height="0.448cm" draw:z-index="51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ell2.A1" office:value-type="string">
            <text:p text:style-name="Table_20_Contents">substansmängd</text:p>
          </table:table-cell>
        </table:table-row>
        <table:table-row>
          <table:table-cell table:style-name="Tabell2.A1" office:value-type="string">
            <text:p text:style-name="Table_20_Contents"><draw:frame draw:style-name="fr2" draw:name="Objekt53" text:anchor-type="as-char" svg:y="-0.314cm" svg:width="0.831cm" svg:height="0.448cm" draw:z-index="52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ell2.A1" office:value-type="string">
            <text:p text:style-name="Table_20_Contents">molekylmassa</text:p>
          </table:table-cell>
        </table:table-row>
        <table:table-row>
          <table:table-cell table:style-name="Tabell2.A1" office:value-type="string">
            <text:p text:style-name="Table_20_Contents"><draw:frame draw:style-name="fr2" draw:name="Objekt54" text:anchor-type="as-char" svg:y="-0.363cm" svg:width="3.461cm" svg:height="0.758cm" draw:z-index="53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ell2.A1" office:value-type="string">
            <text:p text:style-name="Table_20_Contents">Avogadros tal (antal molekyler per mol)</text:p>
          </table:table-cell>
        </table:table-row>
        <table:table-row>
          <table:table-cell table:style-name="Tabell2.A1" office:value-type="string">
            <text:p text:style-name="Table_20_Contents"><draw:frame draw:style-name="fr2" draw:name="Objekt55" text:anchor-type="as-char" svg:y="-0.314cm" svg:width="2.656cm" svg:height="0.709cm" draw:z-index="54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ell2.A1" office:value-type="string">
            <text:p text:style-name="Table_20_Contents">Allmänna gaskonstanten</text:p>
          </table:table-cell>
        </table:table-row>
        <table:table-row>
          <table:table-cell table:style-name="Tabell2.A1" office:value-type="string">
            <text:p text:style-name="Table_20_Contents"><draw:frame draw:style-name="fr2" draw:name="Objekt56" text:anchor-type="as-char" svg:y="-0.175cm" svg:width="1.076cm" svg:height="0.309cm" draw:z-index="55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ell2.A1" office:value-type="string">
            <text:p text:style-name="Table_20_Contents">Molekylens massa i kg?!?!</text:p>
          </table:table-cell>
        </table:table-row>
        <table:table-row>
          <table:table-cell table:style-name="Tabell2.A1" office:value-type="string">
            <text:p text:style-name="Table_20_Contents"><draw:frame draw:style-name="fr2" draw:name="Objekt57" text:anchor-type="as-char" svg:y="-0.314cm" svg:width="0.838cm" svg:height="0.478cm" draw:z-index="56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  <table:table-cell table:style-name="Tabell2.A1" office:value-type="string">
            <text:p text:style-name="Table_20_Contents">volym</text:p>
          </table:table-cell>
        </table:table-row>
        <table:table-row>
          <table:table-cell table:style-name="Tabell2.A1" office:value-type="string">
            <text:p text:style-name="Table_20_Contents"><draw:frame draw:style-name="fr2" draw:name="Objekt58" text:anchor-type="as-char" svg:y="-0.363cm" svg:width="2.863cm" svg:height="0.758cm" draw:z-index="57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Tabell2.A1" office:value-type="string">
            <text:p text:style-name="Table_20_Contents">Boltzmanns konstant</text:p>
          </table:table-cell>
        </table:table-row>
        <table:table-row>
          <table:table-cell table:style-name="Tabell2.A1" office:value-type="string">
            <text:p text:style-name="Table_20_Contents"><draw:frame draw:style-name="fr2" draw:name="Objekt59" text:anchor-type="as-char" svg:y="-0.314cm" svg:width="1.422cm" svg:height="0.769cm" draw:z-index="58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table-cell table:style-name="Tabell2.A1" office:value-type="string">
            <text:p text:style-name="Table_20_Contents">JD van der Waals gaskonstanter</text:p>
          </table:table-cell>
        </table:table-row>
        <table:table-row>
          <table:table-cell table:style-name="Tabell2.A1" office:value-type="string">
            <text:p text:style-name="Table_20_Contents"><draw:frame draw:style-name="fr2" draw:name="Objekt60" text:anchor-type="as-char" svg:y="-0.314cm" svg:width="1.012cm" svg:height="0.739cm" draw:z-index="59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  <table:table-cell table:style-name="Tabell2.A1" office:value-type="string">
            <text:p text:style-name="Table_20_Contents">JD van der Waals gaskonstanter</text:p>
          </table:table-cell>
        </table:table-row>
        <table:table-row>
          <table:table-cell table:style-name="Tabell2.A1" office:value-type="string">
            <text:p text:style-name="Table_20_Contents"><draw:frame draw:style-name="fr2" draw:name="Objekt61" text:anchor-type="as-char" svg:y="-0.314cm" svg:width="0.773cm" svg:height="0.448cm" draw:z-index="60"><draw:object xlink:href="./Object 61" xlink:type="simple" xlink:show="embed" xlink:actuate="onLoad"/><draw:image xlink:href="./ObjectReplacements/Object 61" xlink:type="simple" xlink:show="embed" xlink:actuate="onLoad"/></draw:frame></text:p>
          </table:table-cell>
          <table:table-cell table:style-name="Tabell2.A1" office:value-type="string">
            <text:p text:style-name="Table_20_Contents">partikeldensit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4T12:38:33</meta:creation-date>
    <dc:date>2011-09-19T12:06:20</dc:date>
    <meta:editing-duration>PT1H46M28S</meta:editing-duration>
    <meta:editing-cycles>6</meta:editing-cycles>
    <meta:generator>LibreOffice/3.4$Linux LibreOffice_project/340m1$Build-302</meta:generator>
    <meta:document-statistic meta:table-count="2" meta:image-count="0" meta:object-count="61" meta:page-count="2" meta:paragraph-count="94" meta:word-count="56" meta:character-count="508" meta:non-whitespace-character-count="424"/>
  </office:meta>
</office:document-meta>
</file>

<file path=Object 1/content.xml><?xml version="1.0" encoding="utf-8"?>
<math xmlns="http://www.w3.org/1998/Math/MathML">
  <semantics>
    <mrow>
      <msub>
        <mi>W</mi>
        <mrow>
          <mi>K</mi>
        </mrow>
      </msub>
      <mrow>
        <mi/>
        <mo stretchy="false">=</mo>
        <mi/>
      </mrow>
      <mfrac>
        <mrow>
          <mi>m</mi>
          <msup>
            <mi>v</mi>
            <mn>2</mn>
          </msup>
        </mrow>
        <mrow>
          <mn>2</mn>
        </mrow>
      </mfrac>
    </mrow>
    <annotation encoding="StarMath 5.0">W_{K} ~=~ {m v^2}over{2}</annotation>
  </semantics>
</math>
</file>

<file path=Object 10/content.xml><?xml version="1.0" encoding="utf-8"?>
<math xmlns="http://www.w3.org/1998/Math/MathML">
  <semantics>
    <mrow>
      <msub>
        <mi>P</mi>
        <mrow>
          <mrow>
            <mo stretchy="false">[</mo>
            <mrow>
              <mi>W</mi>
            </mrow>
            <mo stretchy="false">]</mo>
          </mrow>
        </mrow>
      </msub>
    </mrow>
    <annotation encoding="StarMath 5.0">P_{[W]}</annotation>
  </semantics>
</math>
</file>

<file path=Object 11/content.xml><?xml version="1.0" encoding="utf-8"?>
<math xmlns="http://www.w3.org/1998/Math/MathML">
  <semantics>
    <mrow>
      <msub>
        <mi>p</mi>
        <mrow>
          <mrow>
            <mo stretchy="false">[</mo>
            <mrow>
              <mfrac>
                <mi>J</mi>
                <mrow>
                  <msup>
                    <mi>m</mi>
                    <mn>3</mn>
                  </msup>
                </mrow>
              </mfrac>
            </mrow>
            <mo stretchy="false">]</mo>
          </mrow>
          <mrow>
            <mo stretchy="false">[</mo>
            <mrow>
              <mfrac>
                <mi>N</mi>
                <msup>
                  <mi>m</mi>
                  <mn>2</mn>
                </msup>
              </mfrac>
            </mrow>
            <mo stretchy="false">]</mo>
          </mrow>
          <mrow>
            <mo stretchy="false">[</mo>
            <mrow>
              <mi mathvariant="italic">Pa</mi>
            </mrow>
            <mo stretchy="false">]</mo>
          </mrow>
        </mrow>
      </msub>
    </mrow>
    <annotation encoding="StarMath 5.0">p_{[J over {m^3}] [N over m^2] [Pa]}</annotation>
  </semantics>
</math>
</file>

<file path=Object 12/content.xml><?xml version="1.0" encoding="utf-8"?>
<math xmlns="http://www.w3.org/1998/Math/MathML">
  <semantics>
    <mrow>
      <mi>p</mi>
      <mrow>
        <mi/>
        <mo stretchy="false">=</mo>
        <mi/>
      </mrow>
      <mfrac>
        <mi>F</mi>
        <mi>A</mi>
      </mfrac>
    </mrow>
    <annotation encoding="StarMath 5.0">p ~=~ F over A</annotation>
  </semantics>
</math>
</file>

<file path=Object 13/content.xml><?xml version="1.0" encoding="utf-8"?>
<math xmlns="http://www.w3.org/1998/Math/MathML">
  <semantics>
    <mrow>
      <mi>p</mi>
      <mrow>
        <mi/>
        <mo stretchy="false">=</mo>
        <mi/>
      </mrow>
      <mo stretchy="false">ρ</mo>
      <mi>g</mi>
      <mi>h</mi>
    </mrow>
    <annotation encoding="StarMath 5.0">p ~=~ %rho g h</annotation>
  </semantics>
</math>
</file>

<file path=Object 14/content.xml><?xml version="1.0" encoding="utf-8"?>
<math xmlns="http://www.w3.org/1998/Math/MathML">
  <semantics>
    <mrow>
      <msub>
        <mo stretchy="false">ρ</mo>
        <mrow>
          <mrow>
            <mo stretchy="false">[</mo>
            <mrow>
              <mfrac>
                <mi mathvariant="italic">kg</mi>
                <msup>
                  <mi>m</mi>
                  <mn>3</mn>
                </msup>
              </mfrac>
            </mrow>
            <mo stretchy="false">]</mo>
          </mrow>
        </mrow>
      </msub>
    </mrow>
    <annotation encoding="StarMath 5.0">%rho _{[kg over m^3]}</annotation>
  </semantics>
</math>
</file>

<file path=Object 15/content.xml><?xml version="1.0" encoding="utf-8"?>
<math xmlns="http://www.w3.org/1998/Math/MathML">
  <semantics>
    <mrow>
      <msub>
        <mi>g</mi>
        <mrow>
          <mrow>
            <mo stretchy="false">[</mo>
            <mrow>
              <mfrac>
                <mi>m</mi>
                <msup>
                  <mi>s</mi>
                  <mn>2</mn>
                </msup>
              </mfrac>
            </mrow>
            <mo stretchy="false">]</mo>
          </mrow>
        </mrow>
      </msub>
    </mrow>
    <annotation encoding="StarMath 5.0">g_{[m over s^2]}</annotation>
  </semantics>
</math>
</file>

<file path=Object 16/content.xml><?xml version="1.0" encoding="utf-8"?>
<math xmlns="http://www.w3.org/1998/Math/MathML">
  <semantics>
    <mrow>
      <msub>
        <mi>l</mi>
        <mrow>
          <mi>v</mi>
        </mrow>
      </msub>
      <mrow>
        <mi/>
        <mo stretchy="false">=</mo>
        <mi/>
      </mrow>
      <mfrac>
        <mi>Q</mi>
        <mi>m</mi>
      </mfrac>
    </mrow>
    <annotation encoding="StarMath 5.0">l_{v} ~=~ Q over m</annotation>
  </semantics>
</math>
</file>

<file path=Object 17/content.xml><?xml version="1.0" encoding="utf-8"?>
<math xmlns="http://www.w3.org/1998/Math/MathML">
  <semantics>
    <mrow>
      <msub>
        <mi>l</mi>
        <mrow>
          <mi>v</mi>
          <mrow>
            <mo stretchy="false">[</mo>
            <mrow>
              <mfrac>
                <mi>J</mi>
                <mi mathvariant="italic">kg</mi>
              </mfrac>
            </mrow>
            <mo stretchy="false">]</mo>
          </mrow>
        </mrow>
      </msub>
    </mrow>
    <annotation encoding="StarMath 5.0">l_{v[J over kg]}</annotation>
  </semantics>
</math>
</file>

<file path=Object 18/content.xml><?xml version="1.0" encoding="utf-8"?>
<math xmlns="http://www.w3.org/1998/Math/MathML">
  <semantics>
    <mrow>
      <msub>
        <mi>l</mi>
        <mrow>
          <mi>f</mi>
          <mrow>
            <mo stretchy="false">[</mo>
            <mrow>
              <mfrac>
                <mi>J</mi>
                <mi mathvariant="italic">kg</mi>
              </mfrac>
            </mrow>
            <mo stretchy="false">]</mo>
          </mrow>
        </mrow>
      </msub>
    </mrow>
    <annotation encoding="StarMath 5.0">l_{f[J over kg]}</annotation>
  </semantics>
</math>
</file>

<file path=Object 19/content.xml><?xml version="1.0" encoding="utf-8"?>
<math xmlns="http://www.w3.org/1998/Math/MathML">
  <semantics>
    <mrow>
      <msub>
        <mo stretchy="false">τ</mo>
        <mrow>
          <mrow>
            <mo stretchy="false">[</mo>
            <mrow>
              <mi>s</mi>
            </mrow>
            <mo stretchy="false">]</mo>
          </mrow>
        </mrow>
      </msub>
    </mrow>
    <annotation encoding="StarMath 5.0">%tau _{[s]}</annotation>
  </semantics>
</math>
</file>

<file path=Object 2/content.xml><?xml version="1.0" encoding="utf-8"?>
<math xmlns="http://www.w3.org/1998/Math/MathML">
  <semantics>
    <mrow>
      <mi>Q</mi>
      <mrow>
        <mi/>
        <mo stretchy="false">=</mo>
        <mi/>
      </mrow>
      <mi>m</mi>
      <mi>c</mi>
      <mrow>
        <mo stretchy="false">(</mo>
        <mrow>
          <mrow>
            <msub>
              <mi>T</mi>
              <mrow>
                <mn>2</mn>
              </mrow>
            </msub>
            <mo stretchy="false">−</mo>
            <msub>
              <mi>T</mi>
              <mrow>
                <mn>1</mn>
              </mrow>
            </msub>
          </mrow>
        </mrow>
        <mo stretchy="false">)</mo>
      </mrow>
    </mrow>
    <annotation encoding="StarMath 5.0">Q ~=~ m c (T_{2} - T_{1})</annotation>
  </semantics>
</math>
</file>

<file path=Object 20/content.xml><?xml version="1.0" encoding="utf-8"?>
<math xmlns="http://www.w3.org/1998/Math/MathML">
  <semantics>
    <mrow>
      <msub>
        <mi>A</mi>
        <mrow>
          <mrow>
            <mo stretchy="false">[</mo>
            <mrow>
              <msup>
                <mi>m</mi>
                <mn>2</mn>
              </msup>
            </mrow>
            <mo stretchy="false">]</mo>
          </mrow>
        </mrow>
      </msub>
    </mrow>
    <annotation encoding="StarMath 5.0">A_{[m^2]}</annotation>
  </semantics>
</math>
</file>

<file path=Object 21/content.xml><?xml version="1.0" encoding="utf-8"?>
<math xmlns="http://www.w3.org/1998/Math/MathML">
  <semantics>
    <mrow>
      <msub>
        <mo stretchy="false">Φ</mo>
        <mrow>
          <mrow>
            <mo stretchy="false">[</mo>
            <mrow>
              <mfrac>
                <mi mathvariant="italic">kg</mi>
                <mi>s</mi>
              </mfrac>
            </mrow>
            <mo stretchy="false">]</mo>
          </mrow>
        </mrow>
      </msub>
    </mrow>
    <annotation encoding="StarMath 5.0">%PHI  _{[kg over s]}</annotation>
  </semantics>
</math>
</file>

<file path=Object 22/content.xml><?xml version="1.0" encoding="utf-8"?>
<math xmlns="http://www.w3.org/1998/Math/MathML">
  <semantics>
    <mrow>
      <msub>
        <mo stretchy="false">Φ</mo>
        <mn>1</mn>
      </msub>
      <mrow>
        <mi/>
        <mo stretchy="false">=</mo>
        <mi/>
      </mrow>
      <msub>
        <mo stretchy="false">Φ</mo>
        <mn>2</mn>
      </msub>
    </mrow>
    <annotation encoding="StarMath 5.0">%PHI _1 ~=~ %PHI _2</annotation>
  </semantics>
</math>
</file>

<file path=Object 23/content.xml><?xml version="1.0" encoding="utf-8"?>
<math xmlns="http://www.w3.org/1998/Math/MathML">
  <semantics>
    <mrow>
      <mo stretchy="false">Φ</mo>
      <mrow>
        <mi/>
        <mo stretchy="false">=</mo>
        <mi/>
      </mrow>
      <mo stretchy="false">ρ</mo>
      <mi>A</mi>
      <mi>v</mi>
    </mrow>
    <annotation encoding="StarMath 5.0">%PHI ~=~ %rho A v</annotation>
  </semantics>
</math>
</file>

<file path=Object 24/content.xml><?xml version="1.0" encoding="utf-8"?>
<math xmlns="http://www.w3.org/1998/Math/MathML">
  <semantics>
    <mrow>
      <msub>
        <mi>v</mi>
        <mn>2</mn>
      </msub>
      <mrow>
        <mi/>
        <mo stretchy="false">=</mo>
        <mi/>
      </mrow>
      <mrow>
        <msub>
          <mi>v</mi>
          <mn>1</mn>
        </msub>
        <mo stretchy="false">⋅</mo>
        <mi/>
      </mrow>
      <mfrac>
        <mrow>
          <msub>
            <mi>A</mi>
            <mn>1</mn>
          </msub>
        </mrow>
        <mrow>
          <msub>
            <mi>A</mi>
            <mn>2</mn>
          </msub>
        </mrow>
      </mfrac>
    </mrow>
    <annotation encoding="StarMath 5.0">v_2 ~=~ v_1 cdot `{A_1}over{A_2}</annotation>
  </semantics>
</math>
</file>

<file path=Object 25/content.xml><?xml version="1.0" encoding="utf-8"?>
<math xmlns="http://www.w3.org/1998/Math/MathML">
  <semantics>
    <mrow>
      <mi>p</mi>
      <mrow>
        <mi/>
        <mo stretchy="false">+</mo>
        <mi/>
      </mrow>
      <mfrac>
        <mrow>
          <mo stretchy="false">ρ</mo>
          <msup>
            <mi>v</mi>
            <mn>2</mn>
          </msup>
        </mrow>
        <mrow>
          <mn>2</mn>
        </mrow>
      </mfrac>
      <mrow>
        <mi/>
        <mo stretchy="false">+</mo>
        <mi/>
      </mrow>
      <mo stretchy="false">ρ</mo>
      <mi>g</mi>
      <mi>h</mi>
      <mrow>
        <mi/>
        <mo stretchy="false">=</mo>
        <mi/>
      </mrow>
      <msub>
        <mi>E</mi>
        <mi mathvariant="italic">tot</mi>
      </msub>
    </mrow>
    <annotation encoding="StarMath 5.0">p `+` {%rho v^2}over{2} `+` %rho g h ~=~ E_tot</annotation>
  </semantics>
</math>
</file>

<file path=Object 26/content.xml><?xml version="1.0" encoding="utf-8"?>
<math xmlns="http://www.w3.org/1998/Math/MathML">
  <semantics>
    <mrow>
      <msub>
        <mi>E</mi>
        <mrow>
          <mi mathvariant="italic">tot</mi>
          <mrow>
            <mo stretchy="false">[</mo>
            <mrow>
              <mi>J</mi>
            </mrow>
            <mo stretchy="false">]</mo>
          </mrow>
        </mrow>
      </msub>
    </mrow>
    <annotation encoding="StarMath 5.0">E_{tot[J]}</annotation>
  </semantics>
</math>
</file>

<file path=Object 27/content.xml><?xml version="1.0" encoding="utf-8"?>
<math xmlns="http://www.w3.org/1998/Math/MathML">
  <semantics>
    <mtable>
      <mtr>
        <mtd>
          <mrow>
            <mi>v</mi>
            <mrow>
              <mi/>
              <mo stretchy="false">=</mo>
              <mi/>
            </mrow>
            <mrow>
              <mi>K</mi>
              <mo stretchy="false">⋅</mo>
              <msqrt>
                <mrow>
                  <mn>2</mn>
                  <mi>g</mi>
                  <mi>h</mi>
                </mrow>
              </msqrt>
            </mrow>
          </mrow>
        </mtd>
      </mtr>
      <mtr>
        <mtd>
          <mrow>
            <mi>K</mi>
            <mrow>
              <mi/>
              <mo stretchy="false">=</mo>
              <mi/>
            </mrow>
            <mi mathvariant="italic">virvelbildningskonstant</mi>
          </mrow>
        </mtd>
      </mtr>
    </mtable>
    <annotation encoding="StarMath 5.0">v ~=~ K cdot sqrt{2 g h} newline
K ~=~ virvelbildningskonstant </annotation>
  </semantics>
</math>
</file>

<file path=Object 28/content.xml><?xml version="1.0" encoding="utf-8"?>
<math xmlns="http://www.w3.org/1998/Math/MathML">
  <semantics>
    <mrow>
      <msub>
        <mo stretchy="false">η</mo>
        <mrow>
          <mrow>
            <mo stretchy="false">[</mo>
            <mrow>
              <mfrac>
                <mi mathvariant="italic">Ns</mi>
                <msup>
                  <mi>m</mi>
                  <mn>2</mn>
                </msup>
              </mfrac>
            </mrow>
            <mo stretchy="false">]</mo>
          </mrow>
        </mrow>
      </msub>
    </mrow>
    <annotation encoding="StarMath 5.0">%eta _{[Ns over m^2]}</annotation>
  </semantics>
</math>
</file>

<file path=Object 29/content.xml><?xml version="1.0" encoding="utf-8"?>
<math xmlns="http://www.w3.org/1998/Math/MathML">
  <semantics>
    <mrow>
      <msub>
        <mi>R</mi>
        <mi>e</mi>
      </msub>
      <mrow>
        <mi/>
        <mo stretchy="false">=</mo>
        <mi/>
      </mrow>
      <mfrac>
        <mrow>
          <mo stretchy="false">ρ</mo>
          <mi>v</mi>
          <mi>d</mi>
        </mrow>
        <mrow>
          <mo stretchy="false">η</mo>
        </mrow>
      </mfrac>
    </mrow>
    <annotation encoding="StarMath 5.0">R_e ~=~ {%rho v d}over{%eta }</annotation>
  </semantics>
</math>
</file>

<file path=Object 3/content.xml><?xml version="1.0" encoding="utf-8"?>
<math xmlns="http://www.w3.org/1998/Math/MathML">
  <semantics>
    <mrow>
      <msub>
        <mi>m</mi>
        <mrow>
          <mrow>
            <mo stretchy="false">[</mo>
            <mrow>
              <mi mathvariant="italic">kg</mi>
            </mrow>
            <mo stretchy="false">]</mo>
          </mrow>
        </mrow>
      </msub>
    </mrow>
    <annotation encoding="StarMath 5.0">m_{[kg]}</annotation>
  </semantics>
</math>
</file>

<file path=Object 30/content.xml><?xml version="1.0" encoding="utf-8"?>
<math xmlns="http://www.w3.org/1998/Math/MathML">
  <semantics>
    <mrow>
      <msub>
        <mi>d</mi>
        <mrow>
          <mrow>
            <mo stretchy="false">[</mo>
            <mrow>
              <mi>m</mi>
            </mrow>
            <mo stretchy="false">]</mo>
          </mrow>
        </mrow>
      </msub>
    </mrow>
    <annotation encoding="StarMath 5.0">d_{[m]}</annotation>
  </semantics>
</math>
</file>

<file path=Object 31/content.xml><?xml version="1.0" encoding="utf-8"?>
<math xmlns="http://www.w3.org/1998/Math/MathML">
  <semantics>
    <mrow>
      <msub>
        <mi>r</mi>
        <mrow>
          <mrow>
            <mo stretchy="false">[</mo>
            <mrow>
              <mi>m</mi>
            </mrow>
            <mo stretchy="false">]</mo>
          </mrow>
        </mrow>
      </msub>
    </mrow>
    <annotation encoding="StarMath 5.0">r_{[m]}</annotation>
  </semantics>
</math>
</file>

<file path=Object 32/content.xml><?xml version="1.0" encoding="utf-8"?>
<math xmlns="http://www.w3.org/1998/Math/MathML">
  <semantics>
    <mrow>
      <msub>
        <mi>l</mi>
        <mrow>
          <mrow>
            <mo stretchy="false">[</mo>
            <mrow>
              <mi>m</mi>
            </mrow>
            <mo stretchy="false">]</mo>
          </mrow>
        </mrow>
      </msub>
    </mrow>
    <annotation encoding="StarMath 5.0">l_{[m]}</annotation>
  </semantics>
</math>
</file>

<file path=Object 33/content.xml><?xml version="1.0" encoding="utf-8"?>
<math xmlns="http://www.w3.org/1998/Math/MathML">
  <semantics>
    <mrow>
      <mi>F</mi>
      <mrow>
        <mi/>
        <mo stretchy="false">=</mo>
        <mrow>
          <mi/>
          <mo stretchy="false">−</mo>
          <mo stretchy="false">η</mo>
        </mrow>
      </mrow>
      <mrow>
        <mi>A</mi>
        <mo stretchy="false">⋅</mo>
        <mi/>
      </mrow>
      <mfrac>
        <mrow>
          <mi>v</mi>
        </mrow>
        <mrow>
          <mi>l</mi>
        </mrow>
      </mfrac>
    </mrow>
    <annotation encoding="StarMath 5.0">F ~=~ - %eta A cdot `{v}over{l}</annotation>
  </semantics>
</math>
</file>

<file path=Object 34/content.xml><?xml version="1.0" encoding="utf-8"?>
<math xmlns="http://www.w3.org/1998/Math/MathML">
  <semantics>
    <mrow>
      <mi>F</mi>
      <mrow>
        <mi/>
        <mo stretchy="false">=</mo>
        <mrow>
          <mi/>
          <mo stretchy="false">−</mo>
          <mo stretchy="false">η</mo>
        </mrow>
      </mrow>
      <mrow>
        <mi>A</mi>
        <mo stretchy="false">⋅</mo>
        <mi/>
      </mrow>
      <mfrac>
        <mrow>
          <mi mathvariant="italic">dv</mi>
        </mrow>
        <mrow>
          <mi mathvariant="italic">dl</mi>
        </mrow>
      </mfrac>
    </mrow>
    <annotation encoding="StarMath 5.0">F ~=~ - %eta A cdot ` {dv}over{dl}</annotation>
  </semantics>
</math>
</file>

<file path=Object 35/content.xml><?xml version="1.0" encoding="utf-8"?>
<math xmlns="http://www.w3.org/1998/Math/MathML">
  <semantics>
    <mrow>
      <mover accent="true">
        <msub>
          <mi>F</mi>
          <mi>f</mi>
        </msub>
        <mo stretchy="false">⃗</mo>
      </mover>
      <mrow>
        <mi/>
        <mo stretchy="false">+</mo>
        <mi/>
      </mrow>
      <mover accent="true">
        <msub>
          <mi>F</mi>
          <mi>l</mi>
        </msub>
        <mo stretchy="false">⃗</mo>
      </mover>
      <mrow>
        <mi/>
        <mo stretchy="false">+</mo>
        <mi/>
      </mrow>
      <mover accent="true">
        <msub>
          <mi>F</mi>
          <mi>g</mi>
        </msub>
        <mo stretchy="false">⃗</mo>
      </mover>
      <mrow>
        <mi/>
        <mo stretchy="false">=</mo>
        <mi/>
      </mrow>
      <mover accent="true">
        <mi>O</mi>
        <mo stretchy="false">⃗</mo>
      </mover>
    </mrow>
    <annotation encoding="StarMath 5.0">vec F_f `+` vec F_l `+` vec F_g ~=~ vec O </annotation>
  </semantics>
</math>
</file>

<file path=Object 36/content.xml><?xml version="1.0" encoding="utf-8"?>
<math xmlns="http://www.w3.org/1998/Math/MathML">
  <semantics>
    <mrow>
      <msub>
        <mi>F</mi>
        <mi>f</mi>
      </msub>
      <mrow>
        <mi/>
        <mo stretchy="false">=</mo>
        <mrow>
          <mi/>
          <mo stretchy="false">−</mo>
          <mi>K</mi>
        </mrow>
      </mrow>
      <mo stretchy="false">π</mo>
      <mi>r</mi>
      <mrow>
        <mo stretchy="false">η</mo>
        <mo stretchy="false">⋅</mo>
        <msub>
          <mi>v</mi>
          <mi mathvariant="italic">slut</mi>
        </msub>
      </mrow>
    </mrow>
    <annotation encoding="StarMath 5.0">F_f ~=~  -K %pi r %eta  cdot v_slut</annotation>
  </semantics>
</math>
</file>

<file path=Object 37/content.xml><?xml version="1.0" encoding="utf-8"?>
<math xmlns="http://www.w3.org/1998/Math/MathML">
  <semantics>
    <mrow>
      <mo stretchy="false">Φ</mo>
      <mrow>
        <mi/>
        <mo stretchy="false">=</mo>
        <mi/>
      </mrow>
      <mfrac>
        <mrow>
          <mo stretchy="false">π</mo>
        </mrow>
        <mrow>
          <mn>8</mn>
          <mo stretchy="false">η</mo>
        </mrow>
      </mfrac>
      <mrow>
        <mi/>
        <mo stretchy="false">⋅</mo>
        <mi/>
      </mrow>
      <mfrac>
        <mrow>
          <mrow>
            <msub>
              <mi>p</mi>
              <mn>1</mn>
            </msub>
            <mo stretchy="false">−</mo>
            <msub>
              <mi>p</mi>
              <mn>2</mn>
            </msub>
          </mrow>
        </mrow>
        <mrow>
          <mi>L</mi>
        </mrow>
      </mfrac>
      <mrow>
        <mi/>
        <mo stretchy="false">⋅</mo>
        <mi/>
      </mrow>
      <msup>
        <mi>r</mi>
        <mn>4</mn>
      </msup>
    </mrow>
    <annotation encoding="StarMath 5.0">%PHI ~=~ {%pi}over{8%eta}` cdot `{p_1 - p_2}over{L} `cdot` r^4</annotation>
  </semantics>
</math>
</file>

<file path=Object 38/content.xml><?xml version="1.0" encoding="utf-8"?>
<math xmlns="http://www.w3.org/1998/Math/MathML">
  <semantics>
    <mrow>
      <mi>C</mi>
      <mrow>
        <mi/>
        <mo stretchy="false">=</mo>
        <mi/>
      </mrow>
      <mrow>
        <mn>2f</mn>
        <mo stretchy="false">⋅</mo>
        <mi/>
      </mrow>
      <mrow>
        <mfrac>
          <mrow>
            <mi>L</mi>
          </mrow>
          <mrow>
            <mi>r</mi>
          </mrow>
        </mfrac>
        <mo stretchy="false">⋅</mo>
        <mi/>
      </mrow>
      <mfrac>
        <mrow>
          <mo stretchy="false">ρ</mo>
          <msup>
            <mi>v</mi>
            <mn>2</mn>
          </msup>
        </mrow>
        <mrow>
          <mn>2</mn>
        </mrow>
      </mfrac>
    </mrow>
    <annotation encoding="StarMath 5.0">C ~=~ 2f cdot `{L}over{r} cdot `{%rho v^2}over{2}</annotation>
  </semantics>
</math>
</file>

<file path=Object 39/content.xml><?xml version="1.0" encoding="utf-8"?>
<math xmlns="http://www.w3.org/1998/Math/MathML">
  <semantics>
    <mrow>
      <msub>
        <mo stretchy="false">γ</mo>
        <mrow>
          <mrow>
            <mo stretchy="false">[</mo>
            <mrow>
              <mfrac>
                <mi>N</mi>
                <mi>m</mi>
              </mfrac>
            </mrow>
            <mo stretchy="false">]</mo>
          </mrow>
        </mrow>
      </msub>
    </mrow>
    <annotation encoding="StarMath 5.0">%gamma _{[N over m]}</annotation>
  </semantics>
</math>
</file>

<file path=Object 4/content.xml><?xml version="1.0" encoding="utf-8"?>
<math xmlns="http://www.w3.org/1998/Math/MathML">
  <semantics>
    <mrow>
      <msub>
        <mi>v</mi>
        <mrow>
          <mrow>
            <mo stretchy="false">[</mo>
            <mrow>
              <mfrac>
                <mi>m</mi>
                <mi>s</mi>
              </mfrac>
            </mrow>
            <mo stretchy="false">]</mo>
          </mrow>
        </mrow>
      </msub>
    </mrow>
    <annotation encoding="StarMath 5.0">v_{[m over s]}</annotation>
  </semantics>
</math>
</file>

<file path=Object 40/content.xml><?xml version="1.0" encoding="utf-8"?>
<math xmlns="http://www.w3.org/1998/Math/MathML">
  <semantics>
    <mrow>
      <mi>F</mi>
      <mrow>
        <mi/>
        <mo stretchy="false">=</mo>
        <mi/>
      </mrow>
      <mn>2</mn>
      <mo stretchy="false">γ</mo>
      <mi>L</mi>
    </mrow>
    <annotation encoding="StarMath 5.0">F ~=~ 2 %gamma L</annotation>
  </semantics>
</math>
</file>

<file path=Object 41/content.xml><?xml version="1.0" encoding="utf-8"?>
<math xmlns="http://www.w3.org/1998/Math/MathML">
  <semantics>
    <mrow>
      <mfrac>
        <mrow>
          <mn>2</mn>
          <mrow>
            <mo stretchy="false">γ</mo>
            <mo stretchy="false">⋅</mo>
            <mi>cos</mi>
          </mrow>
          <mrow>
            <mo stretchy="false">(</mo>
            <mrow>
              <mo stretchy="false">Θ</mo>
            </mrow>
            <mo stretchy="false">)</mo>
          </mrow>
        </mrow>
        <mrow>
          <mi>r</mi>
        </mrow>
      </mfrac>
      <mrow>
        <mi/>
        <mo stretchy="false">=</mo>
        <mi/>
      </mrow>
      <mo stretchy="false">ρ</mo>
      <mi>g</mi>
      <mi>h</mi>
    </mrow>
    <annotation encoding="StarMath 5.0">{2 %gamma cdot cos(%THETA )}over{r} ~=~ %rho g h</annotation>
  </semantics>
</math>
</file>

<file path=Object 42/content.xml><?xml version="1.0" encoding="utf-8"?>
<math xmlns="http://www.w3.org/1998/Math/MathML">
  <mrow/>
</math>
</file>

<file path=Object 43/content.xml><?xml version="1.0" encoding="utf-8"?>
<math xmlns="http://www.w3.org/1998/Math/MathML">
  <semantics>
    <mrow>
      <mfrac>
        <mrow>
          <mo stretchy="false">Δ</mo>
          <mi>V</mi>
        </mrow>
        <mrow>
          <mi>V</mi>
        </mrow>
      </mfrac>
      <mrow>
        <mi/>
        <mo stretchy="false">=</mo>
        <mi/>
      </mrow>
      <mo stretchy="false">γ</mo>
      <mrow>
        <mi/>
        <mo stretchy="false">⋅</mo>
        <mi/>
      </mrow>
      <mo stretchy="false">Δ</mo>
      <mi>T</mi>
    </mrow>
    <annotation encoding="StarMath 5.0">{%DELTA V}over{V} ~=~ %gamma `cdot` %DELTA T</annotation>
  </semantics>
</math>
</file>

<file path=Object 44/content.xml><?xml version="1.0" encoding="utf-8"?>
<math xmlns="http://www.w3.org/1998/Math/MathML">
  <semantics>
    <mrow>
      <mi>n</mi>
      <mrow>
        <mi/>
        <mo stretchy="false">=</mo>
        <mi/>
      </mrow>
      <mfrac>
        <mrow>
          <mi>m</mi>
        </mrow>
        <mrow>
          <mi>M</mi>
        </mrow>
      </mfrac>
    </mrow>
    <annotation encoding="StarMath 5.0">n ~=~ {m}over{M}</annotation>
  </semantics>
</math>
</file>

<file path=Object 45/content.xml><?xml version="1.0" encoding="utf-8"?>
<math xmlns="http://www.w3.org/1998/Math/MathML">
  <semantics>
    <mrow>
      <mo stretchy="false">μ</mo>
      <mrow>
        <mi/>
        <mo stretchy="false">=</mo>
        <mi/>
      </mrow>
      <mfrac>
        <mi>M</mi>
        <msub>
          <mi>N</mi>
          <mi>A</mi>
        </msub>
      </mfrac>
    </mrow>
    <annotation encoding="StarMath 5.0">%mu ~=~ M over N_A</annotation>
  </semantics>
</math>
</file>

<file path=Object 46/content.xml><?xml version="1.0" encoding="utf-8"?>
<math xmlns="http://www.w3.org/1998/Math/MathML">
  <semantics>
    <mrow>
      <mi mathvariant="italic">PV</mi>
      <mrow>
        <mi/>
        <mo stretchy="false">=</mo>
        <mi/>
      </mrow>
      <mi mathvariant="italic">nRT</mi>
    </mrow>
    <annotation encoding="StarMath 5.0">PV ~=~ nRT</annotation>
  </semantics>
</math>
</file>

<file path=Object 47/content.xml><?xml version="1.0" encoding="utf-8"?>
<math xmlns="http://www.w3.org/1998/Math/MathML">
  <semantics>
    <mrow>
      <mo stretchy="false">ρ</mo>
      <mrow>
        <mi/>
        <mo stretchy="false">=</mo>
        <mi/>
      </mrow>
      <mfrac>
        <mrow>
          <mi mathvariant="italic">PM</mi>
        </mrow>
        <mrow>
          <mi mathvariant="italic">RT</mi>
        </mrow>
      </mfrac>
    </mrow>
    <annotation encoding="StarMath 5.0">%rho ~=~ {PM}over{RT}</annotation>
  </semantics>
</math>
</file>

<file path=Object 48/content.xml><?xml version="1.0" encoding="utf-8"?>
<math xmlns="http://www.w3.org/1998/Math/MathML">
  <semantics>
    <mrow>
      <msub>
        <mi>n</mi>
        <mn>0</mn>
      </msub>
      <mrow>
        <mi/>
        <mo stretchy="false">=</mo>
        <mi/>
      </mrow>
      <mfrac>
        <mrow>
          <mi>p</mi>
        </mrow>
        <mrow>
          <mi mathvariant="italic">kT</mi>
        </mrow>
      </mfrac>
    </mrow>
    <annotation encoding="StarMath 5.0">n_0 ~=~ {p}over{kT}</annotation>
  </semantics>
</math>
</file>

<file path=Object 49/content.xml><?xml version="1.0" encoding="utf-8"?>
<math xmlns="http://www.w3.org/1998/Math/MathML">
  <semantics>
    <mrow>
      <mi>k</mi>
      <mrow>
        <mi/>
        <mo stretchy="false">=</mo>
        <mi/>
      </mrow>
      <mfrac>
        <mrow>
          <mi>R</mi>
        </mrow>
        <mrow>
          <msub>
            <mi>N</mi>
            <mi>A</mi>
          </msub>
        </mrow>
      </mfrac>
      <mrow>
        <mi/>
        <mo stretchy="false">=</mo>
        <mi/>
      </mrow>
      <mrow>
        <mn>1,38</mn>
        <mo stretchy="false">⋅</mo>
        <msup>
          <mn>10</mn>
          <mrow>
            <mo stretchy="false">−</mo>
            <mn>23</mn>
          </mrow>
        </msup>
      </mrow>
      <mrow>
        <mo stretchy="false">[</mo>
        <mrow>
          <mrow>
            <mi>J</mi>
            <mo stretchy="false">/</mo>
            <mi>K</mi>
          </mrow>
        </mrow>
        <mo stretchy="false">]</mo>
      </mrow>
    </mrow>
    <annotation encoding="StarMath 5.0">k ~=~ {R}over{N_A} ~=~ 1,38 cdot 10^-23 [J/K]</annotation>
  </semantics>
</math>
</file>

<file path=Object 5/content.xml><?xml version="1.0" encoding="utf-8"?>
<math xmlns="http://www.w3.org/1998/Math/MathML">
  <semantics>
    <mrow>
      <msub>
        <mi>F</mi>
        <mrow>
          <mrow>
            <mo stretchy="false">[</mo>
            <mrow>
              <mi>N</mi>
            </mrow>
            <mo stretchy="false">]</mo>
          </mrow>
        </mrow>
      </msub>
    </mrow>
    <annotation encoding="StarMath 5.0">F_{[N]}</annotation>
  </semantics>
</math>
</file>

<file path=Object 50/content.xml><?xml version="1.0" encoding="utf-8"?>
<math xmlns="http://www.w3.org/1998/Math/MathML">
  <semantics>
    <mrow>
      <msub>
        <mi>P</mi>
        <mi mathvariant="italic">tot</mi>
      </msub>
      <mrow>
        <mi/>
        <mo stretchy="false">=</mo>
        <mi/>
      </mrow>
      <mrow>
        <msubsup>
          <mo stretchy="false">∑</mo>
          <mrow>
            <mrow>
              <mi>i</mi>
              <mo stretchy="false">=</mo>
              <mn>1</mn>
            </mrow>
          </mrow>
          <mi>k</mi>
        </msubsup>
        <msub>
          <mi>P</mi>
          <mi>i</mi>
        </msub>
      </mrow>
    </mrow>
    <annotation encoding="StarMath 5.0">P_tot ~=~ sum _{i = 1} ^k P_i </annotation>
  </semantics>
</math>
</file>

<file path=Object 51/content.xml><?xml version="1.0" encoding="utf-8"?>
<math xmlns="http://www.w3.org/1998/Math/MathML">
  <semantics>
    <mrow>
      <mrow>
        <mfenced open="(" close=")">
          <mrow>
            <mi>p</mi>
            <mrow>
              <mi/>
              <mo stretchy="false">+</mo>
              <mi/>
            </mrow>
            <mfrac>
              <mrow>
                <msup>
                  <mi mathvariant="italic">an</mi>
                  <mn>2</mn>
                </msup>
              </mrow>
              <mrow>
                <msup>
                  <mi>V</mi>
                  <mn>2</mn>
                </msup>
              </mrow>
            </mfrac>
          </mrow>
        </mfenced>
        <mo stretchy="false">⋅</mo>
        <mrow>
          <mo stretchy="false">(</mo>
          <mrow>
            <mi>V</mi>
            <mrow>
              <mi/>
              <mo stretchy="false">−</mo>
              <mrow>
                <mi>n</mi>
                <mo stretchy="false">⋅</mo>
                <mi>b</mi>
              </mrow>
            </mrow>
          </mrow>
          <mo stretchy="false">)</mo>
        </mrow>
      </mrow>
      <mrow>
        <mi/>
        <mo stretchy="false">=</mo>
        <mi/>
      </mrow>
      <mi mathvariant="italic">nRT</mi>
    </mrow>
    <annotation encoding="StarMath 5.0">left ( p `+` {an^2}over{V^2} right ) cdot  (V `-n cdot b ) ~=~ nRT </annotation>
  </semantics>
</math>
</file>

<file path=Object 52/content.xml><?xml version="1.0" encoding="utf-8"?>
<math xmlns="http://www.w3.org/1998/Math/MathML">
  <semantics>
    <mrow>
      <msub>
        <mi>n</mi>
        <mrow>
          <mo stretchy="false">[</mo>
          <mrow>
            <mi mathvariant="italic">mol</mi>
          </mrow>
          <mo stretchy="false">]</mo>
        </mrow>
      </msub>
    </mrow>
    <annotation encoding="StarMath 5.0">n_[mol]</annotation>
  </semantics>
</math>
</file>

<file path=Object 53/content.xml><?xml version="1.0" encoding="utf-8"?>
<math xmlns="http://www.w3.org/1998/Math/MathML">
  <semantics>
    <mrow>
      <msub>
        <mi>M</mi>
        <mrow>
          <mo stretchy="false">[</mo>
          <mrow>
            <mi>u</mi>
          </mrow>
          <mo stretchy="false">]</mo>
        </mrow>
      </msub>
    </mrow>
    <annotation encoding="StarMath 5.0">M_[u]</annotation>
  </semantics>
</math>
</file>

<file path=Object 54/content.xml><?xml version="1.0" encoding="utf-8"?>
<math xmlns="http://www.w3.org/1998/Math/MathML">
  <semantics>
    <mrow>
      <msub>
        <mi>N</mi>
        <mrow>
          <mi>A</mi>
          <mrow>
            <mo stretchy="false">[</mo>
            <mrow>
              <mfrac>
                <mrow>
                  <mn>1</mn>
                </mrow>
                <mrow>
                  <mi mathvariant="italic">mol</mi>
                </mrow>
              </mfrac>
              <mi>?</mi>
            </mrow>
            <mo stretchy="false">]</mo>
          </mrow>
        </mrow>
      </msub>
      <mrow>
        <mi/>
        <mo stretchy="false">=</mo>
        <mi/>
      </mrow>
      <mrow>
        <mn>6,022</mn>
        <mo stretchy="false">⋅</mo>
        <msup>
          <mn>10</mn>
          <mn>26</mn>
        </msup>
      </mrow>
    </mrow>
    <annotation encoding="StarMath 5.0">N_{A[{1}over{mol}?]} ~=~ 6,022 cdot 10^26</annotation>
  </semantics>
</math>
</file>

<file path=Object 55/content.xml><?xml version="1.0" encoding="utf-8"?>
<math xmlns="http://www.w3.org/1998/Math/MathML">
  <semantics>
    <mrow>
      <msub>
        <mi>R</mi>
        <mrow>
          <mo stretchy="false">[</mo>
          <mrow>
            <mfrac>
              <mrow>
                <mi>J</mi>
              </mrow>
              <mrow>
                <mrow>
                  <mi mathvariant="italic">mol</mi>
                  <mo stretchy="false">⋅</mo>
                  <mi>K</mi>
                </mrow>
              </mrow>
            </mfrac>
          </mrow>
          <mo stretchy="false">]</mo>
        </mrow>
      </msub>
      <mrow>
        <mi/>
        <mo stretchy="false">=</mo>
        <mi/>
      </mrow>
      <mn>8,314</mn>
    </mrow>
    <annotation encoding="StarMath 5.0">R_[{J}over{mol cdot K}] ~=~ 8,314</annotation>
  </semantics>
</math>
</file>

<file path=Object 56/content.xml><?xml version="1.0" encoding="utf-8"?>
<math xmlns="http://www.w3.org/1998/Math/MathML">
  <semantics>
    <mrow>
      <msub>
        <mo stretchy="false">μ</mo>
        <mrow>
          <mrow>
            <mo stretchy="false">[</mo>
            <mrow>
              <mrow>
                <mi>u</mi>
                <mo stretchy="false">⋅</mo>
                <mi mathvariant="italic">mol</mi>
              </mrow>
            </mrow>
            <mo stretchy="false">]</mo>
          </mrow>
        </mrow>
      </msub>
    </mrow>
    <annotation encoding="StarMath 5.0">%mu _{[u cdot mol]}</annotation>
  </semantics>
</math>
</file>

<file path=Object 57/content.xml><?xml version="1.0" encoding="utf-8"?>
<math xmlns="http://www.w3.org/1998/Math/MathML">
  <semantics>
    <mrow>
      <msub>
        <mi>V</mi>
        <mrow>
          <mrow>
            <mo stretchy="false">[</mo>
            <mrow>
              <msup>
                <mi>m</mi>
                <mn>3</mn>
              </msup>
            </mrow>
            <mo stretchy="false">]</mo>
          </mrow>
        </mrow>
      </msub>
    </mrow>
    <annotation encoding="StarMath 5.0">V_{[m^3]}</annotation>
  </semantics>
</math>
</file>

<file path=Object 58/content.xml><?xml version="1.0" encoding="utf-8"?>
<math xmlns="http://www.w3.org/1998/Math/MathML">
  <semantics>
    <mrow>
      <msub>
        <mi>k</mi>
        <mrow>
          <mrow>
            <mo stretchy="false">[</mo>
            <mrow>
              <mfrac>
                <mrow>
                  <mi>J</mi>
                </mrow>
                <mrow>
                  <mi>K</mi>
                </mrow>
              </mfrac>
            </mrow>
            <mo stretchy="false">]</mo>
          </mrow>
        </mrow>
      </msub>
      <mrow>
        <mi/>
        <mo stretchy="false">=</mo>
        <mi/>
      </mrow>
      <mrow>
        <mn>1,38</mn>
        <mo stretchy="false">⋅</mo>
        <msup>
          <mn>10</mn>
          <mrow>
            <mo stretchy="false">−</mo>
            <mn>23</mn>
          </mrow>
        </msup>
      </mrow>
    </mrow>
    <annotation encoding="StarMath 5.0">k_{[{J}over{K}]} ~=~ 1,38 cdot 10^-23</annotation>
  </semantics>
</math>
</file>

<file path=Object 59/content.xml><?xml version="1.0" encoding="utf-8"?>
<math xmlns="http://www.w3.org/1998/Math/MathML">
  <semantics>
    <mrow>
      <msub>
        <mi>a</mi>
        <mrow>
          <mrow>
            <mo stretchy="false">[</mo>
            <mrow>
              <mfrac>
                <mrow>
                  <msup>
                    <mi>m</mi>
                    <mn>6</mn>
                  </msup>
                </mrow>
                <mrow>
                  <mrow>
                    <mi mathvariant="italic">Pa</mi>
                    <mo stretchy="false">⋅</mo>
                    <msup>
                      <mi mathvariant="italic">kmol</mi>
                      <mn>2</mn>
                    </msup>
                  </mrow>
                </mrow>
              </mfrac>
            </mrow>
            <mo stretchy="false">]</mo>
          </mrow>
        </mrow>
      </msub>
    </mrow>
    <annotation encoding="StarMath 5.0">a_{[{m^6}over{Pa cdot kmol^2}]}</annotation>
  </semantics>
</math>
</file>

<file path=Object 6/content.xml><?xml version="1.0" encoding="utf-8"?>
<math xmlns="http://www.w3.org/1998/Math/MathML">
  <semantics>
    <mrow>
      <msub>
        <mi>W</mi>
        <mrow>
          <mi>K</mi>
          <mrow>
            <mo stretchy="false">[</mo>
            <mrow>
              <mi>J</mi>
            </mrow>
            <mo stretchy="false">]</mo>
          </mrow>
        </mrow>
      </msub>
    </mrow>
    <annotation encoding="StarMath 5.0">W_{K[J]}</annotation>
  </semantics>
</math>
</file>

<file path=Object 60/content.xml><?xml version="1.0" encoding="utf-8"?>
<math xmlns="http://www.w3.org/1998/Math/MathML">
  <semantics>
    <mrow>
      <msub>
        <mi>b</mi>
        <mrow>
          <mrow>
            <mo stretchy="false">[</mo>
            <mrow>
              <mfrac>
                <mrow>
                  <msup>
                    <mi>m</mi>
                    <mn>3</mn>
                  </msup>
                </mrow>
                <mrow>
                  <mi mathvariant="italic">kmol</mi>
                </mrow>
              </mfrac>
            </mrow>
            <mo stretchy="false">]</mo>
          </mrow>
        </mrow>
      </msub>
    </mrow>
    <annotation encoding="StarMath 5.0">b_{[{m^3}over{kmol}]}</annotation>
  </semantics>
</math>
</file>

<file path=Object 61/content.xml><?xml version="1.0" encoding="utf-8"?>
<math xmlns="http://www.w3.org/1998/Math/MathML">
  <semantics>
    <mrow>
      <msub>
        <mi>n</mi>
        <mrow>
          <mn>0</mn>
          <mrow>
            <mo stretchy="false">[</mo>
            <mrow>
              <mi>?</mi>
            </mrow>
            <mo stretchy="false">]</mo>
          </mrow>
        </mrow>
      </msub>
    </mrow>
    <annotation encoding="StarMath 5.0">n_{0[?]}</annotation>
  </semantics>
</math>
</file>

<file path=Object 7/content.xml><?xml version="1.0" encoding="utf-8"?>
<math xmlns="http://www.w3.org/1998/Math/MathML">
  <semantics>
    <mrow>
      <msub>
        <mi>Q</mi>
        <mrow>
          <mrow>
            <mo stretchy="false">[</mo>
            <mrow>
              <mi>J</mi>
            </mrow>
            <mo stretchy="false">]</mo>
          </mrow>
        </mrow>
      </msub>
    </mrow>
    <annotation encoding="StarMath 5.0">Q_{[J]}</annotation>
  </semantics>
</math>
</file>

<file path=Object 8/content.xml><?xml version="1.0" encoding="utf-8"?>
<math xmlns="http://www.w3.org/1998/Math/MathML">
  <semantics>
    <mrow>
      <msub>
        <mi>T</mi>
        <mrow>
          <mrow>
            <mo stretchy="false">[</mo>
            <mrow>
              <mi>K</mi>
            </mrow>
            <mo stretchy="false">]</mo>
          </mrow>
        </mrow>
      </msub>
    </mrow>
    <annotation encoding="StarMath 5.0">T_{[K]}</annotation>
  </semantics>
</math>
</file>

<file path=Object 9/content.xml><?xml version="1.0" encoding="utf-8"?>
<math xmlns="http://www.w3.org/1998/Math/MathML">
  <semantics>
    <mrow>
      <msub>
        <mi>c</mi>
        <mrow>
          <mrow>
            <mo stretchy="false">[</mo>
            <mrow>
              <mfrac>
                <mrow>
                  <mi>J</mi>
                </mrow>
                <mrow>
                  <mrow>
                    <mi mathvariant="italic">kg</mi>
                    <mo stretchy="false">⋅</mo>
                    <mi>K</mi>
                  </mrow>
                </mrow>
              </mfrac>
            </mrow>
            <mo stretchy="false">]</mo>
          </mrow>
        </mrow>
      </msub>
    </mrow>
    <annotation encoding="StarMath 5.0">c_{[{J} over {kg cdot K}]}</annotation>
  </semantics>
</math>
</file>